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fdc" officeooo:paragraph-rsid="000bcfdc"/>
    </style:style>
    <style:style style:name="P2" style:family="paragraph" style:parent-style-name="Standard">
      <style:text-properties fo:font-weight="bold" officeooo:rsid="000bcfdc" officeooo:paragraph-rsid="000bcfdc" style:font-weight-asian="bold" style:font-weight-complex="bold"/>
    </style:style>
    <style:style style:name="P3" style:family="paragraph" style:parent-style-name="Standard">
      <style:text-properties fo:font-style="italic" fo:font-weight="bold" officeooo:rsid="000bcfdc" officeooo:paragraph-rsid="000bcfdc" style:font-style-asian="italic" style:font-weight-asian="bold" style:font-style-complex="italic" style:font-weight-complex="bold"/>
    </style:style>
    <style:style style:name="P4" style:family="paragraph" style:parent-style-name="Standard">
      <style:text-properties fo:font-style="italic" officeooo:rsid="000bcfdc" officeooo:paragraph-rsid="000bcfdc" style:font-style-asian="italic" style:font-style-complex="italic"/>
    </style:style>
    <style:style style:name="T1" style:family="text">
      <style:text-properties fo:font-weight="bold" style:font-weight-asian="bold" style:font-weight-complex="bold"/>
    </style:style>
    <style:style style:name="T2" style:family="text">
      <style:text-properties officeooo:rsid="0011ee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rbecue Pork Burgers with Honey Mustard Sauce</text:p>
      <text:p text:style-name="P1"/>
      <text:p text:style-name="P1">These smoky burgers were inspired by traditional Carolina pulled pork (shredded smoked pork shoulder). They even contain a version of “brownies”—dark crisp flecks of smoke-roasted pork skin—in this case, browned bits of bacon that are mixed into the ground pork. The burgers are served with a tangy honey mustard sauce, just like you’d find in South Carolina. Think of these pork burgers as Southern barbecue without the wait.</text:p>
      <text:p text:style-name="P1">Serves 4</text:p>
      <text:p text:style-name="P1"/>
      <text:p text:style-name="P1">2 slices bacon</text:p>
      <text:p text:style-name="P1">1½ pounds lean ground pork</text:p>
      <text:p text:style-name="P1">1 teaspoon liquid smoke</text:p>
      <text:p text:style-name="P1">1 teaspoon coarse salt (kosher or sea)</text:p>
      <text:p text:style-name="P1">1 teaspoon freshly ground black pepper</text:p>
      <text:p text:style-name="P1">1 teaspoon sweet paprika</text:p>
      <text:p text:style-name="P1">1 teaspoon brown sugar</text:p>
      <text:p text:style-name="P1">½ teaspoon onion powder</text:p>
      <text:p text:style-name="P1">½ teaspoon garlic powder</text:p>
      <text:p text:style-name="P1">¼ teaspoon celery seed</text:p>
      <text:p text:style-name="P1">8 slices white sandwich bread, toasted</text:p>
      <text:p text:style-name="P1">1 cup finely chopped or shredded green cabbage</text:p>
      <text:p text:style-name="P4">Honey Mustard Barbecue Sauce (recipe follows)</text:p>
      <text:p text:style-name="P1"/>
      <text:p text:style-name="P1">Place the bacon in a medium-size skillet and cook over medium-high heat until deeply browned and crisp on both sides, 8 minutes total. Transfer the bacon to a plate lined with paper towels to drain and let cool to room temperature.</text:p>
      <text:p text:style-name="P1"/>
      <text:p text:style-name="P1">Crumble or finely chop the bacon, then place it in a mixing bowl. Add the pork, liquid smoke, salt, pepper, paprika, brown sugar, onion and garlic powders, and celery seed, then stir with a wooden spoon to mix.</text:p>
      <text:p text:style-name="P1"/>
      <text:p text:style-name="P1">Wet your hands with cold water and divide the pork mixture into 4 equal portions. Working quickly and with a light touch, pat each portion into a thick patty. Place the patties on a plate lined with plastic wrap and refrigerate, covered, until ready to grill.</text:p>
      <text:p text:style-name="P1"/>
      <text:p text:style-name="P1">Grill the burgers until they are cooked through.</text:p>
      <text:p text:style-name="P1"/>
      <text:p text:style-name="P1">Place a burger on a slice of toast. Top it with ¼ cup of the shredded cabbage and a generous dollop (about 2 tablespoons) of Honey Mustard Barbecue Sauce. Top with another piece of toast. Repeat with the remaining burgers and toppings, then serve at once.</text:p>
      <text:p text:style-name="P1"/>
      <text:p text:style-name="P1"/>
      <text:p text:style-name="P1"/>
      <text:p text:style-name="P1"/>
      <text:p text:style-name="P1"/>
      <text:p text:style-name="P1"/>
      <text:p text:style-name="P1"/>
      <text:p text:style-name="P1"/>
      <text:p text:style-name="P1"/>
      <text:p text:style-name="P2"><text:soft-page-break/>Honey Mustard Barbecue Sauce</text:p>
      <text:p text:style-name="P1"/>
      <text:p text:style-name="P1">In South Carolina barbecue sauce is a sweet but sharp, tangy combination of honey or brown sugar, mustard, and vinegar. If you’re used to a sweet, red Kansas City–style sauce, this one will come as a revelation.</text:p>
      <text:p text:style-name="P1">Makes about 1 cup</text:p>
      <text:p text:style-name="P1"/>
      <text:p text:style-name="P1">1 tablespoon unsalted butter</text:p>
      <text:p text:style-name="P1">2 slices bacon, cut <text:span text:style-name="T2">crosswise</text:span> into ¼-inch slivers</text:p>
      <text:p text:style-name="P1">½ medium-size onion, finely chopped (about ½ cup)</text:p>
      <text:p text:style-name="P1">⅓ cup honey</text:p>
      <text:p text:style-name="P1">⅓ cup Dijon mustard</text:p>
      <text:p text:style-name="P1">4 tablespoons cider vinegar, or more to taste</text:p>
      <text:p text:style-name="P1">Coarse salt (kosher or sea) and freshly ground black pepper</text:p>
      <text:p text:style-name="P1"/>
      <text:p text:style-name="P1">Melt the butter in a nonreactive saucepan over medium heat. Add the bacon and onion and cook until golden brown, 4 to 5 minutes. Pour off any excess fat (for a richer sauce, leave it in).</text:p>
      <text:p text:style-name="P1"/>
      <text:p text:style-name="P1">Add the honey, mustard, and cider vinegar to the saucepan and stir to mix. Reduce the heat to medium-low, bring to a simmer, and cook the sauce until thick and flavorful, 8 to 10 minutes, stirring occasionally with a wooden spoon. Taste for seasoning, adding more vinegar, if necessary, and salt and pepper to taste (see Note).</text:p>
      <text:p text:style-name="P1"/>
      <text:p text:style-name="P1"><text:span text:style-name="T1">NOTE: </text:span>This recipe makes more barbecue sauce than you’ll need for 4 burgers. The extra sauce will keep, covered, in the refrigerator for several days and is delicious spooned over hot or cold grilled chicken or sliced pork. Reheat the sauce over low heat before ser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05:27:32.243858375</meta:creation-date>
    <dc:date>2017-03-29T06:06:30.542244143</dc:date>
    <meta:editing-duration>PT13M9S</meta:editing-duration>
    <meta:editing-cycles>5</meta:editing-cycles>
    <meta:generator>LibreOffice/5.2.2.2$Linux_X86_64 LibreOffice_project/20m0$Build-2</meta:generator>
    <meta:document-statistic meta:table-count="0" meta:image-count="0" meta:object-count="0" meta:page-count="2" meta:paragraph-count="34" meta:word-count="555" meta:character-count="3165" meta:non-whitespace-character-count="2649"/>
  </office:meta>
</office:document-meta>
</file>